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1b7b3" officeooo:paragraph-rsid="0001b7b3"/>
    </style:style>
    <style:style style:name="P2" style:family="paragraph" style:parent-style-name="Standard">
      <style:text-properties officeooo:rsid="00021dd5" officeooo:paragraph-rsid="00021dd5"/>
    </style:style>
    <style:style style:name="P3" style:family="paragraph" style:parent-style-name="Standard">
      <style:text-properties officeooo:rsid="00021dd5" officeooo:paragraph-rsid="00021dd5"/>
    </style:style>
    <style:style style:name="P4" style:family="paragraph" style:parent-style-name="Standard">
      <style:text-properties officeooo:rsid="000323df" officeooo:paragraph-rsid="000323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www.youtube.com/watch?v=3LNHxezPi1I" text:style-name="Internet_20_link" text:visited-style-name="Visited_20_Internet_20_Link">https://www.youtube.com/watch?v=3LNHxezPi1I</text:a></text:p>
      <text:p text:style-name="P1"/>
      <text:p text:style-name="P1">Face detection</text:p>
      <text:p text:style-name="P1">face treacking</text:p>
      <text:p text:style-name="P1"/>
      <text:p text:style-name="P1">face recognition</text:p>
      <text:p text:style-name="P1"/>
      <text:p text:style-name="P1"/>
      <text:p text:style-name="P1"/>
      <text:p text:style-name="P1"/>
      <text:p text:style-name="P1"><text:a xlink:type="simple" xlink:href="https://www.youtube.com/watch?v=dLrWDUPkpIg" text:style-name="Internet_20_link" text:visited-style-name="Visited_20_Internet_20_Link">https://www.youtube.com/watch?v=dLrWDUPkpIg</text:a></text:p>
      <text:p text:style-name="P1"/>
      <text:p text:style-name="P2">이게 더 가깝다</text:p>
      <text:p text:style-name="P2">이거로 해보자</text:p>
      <text:p text:style-name="P2"/>
      <text:p text:style-name="P2"/>
      <text:p text:style-name="P2"/>
      <text:p text:style-name="P2"><text:a xlink:type="simple" xlink:href="https://ukayzm.github.io/python-face-recognition/" text:style-name="Internet_20_link" text:visited-style-name="Visited_20_Internet_20_Link">https://ukayzm.github.io/python-face-recognition/</text:a></text:p>
      <text:p text:style-name="P2"/>
      <text:p text:style-name="P4">다시 이거로 해보자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3:56:41.305661886</meta:creation-date>
    <dc:date>2019-07-09T20:44:15.242991318</dc:date>
    <meta:editing-duration>PT3H52M5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29" meta:character-count="204" meta:non-whitespace-character-count="196"/>
  </office:meta>
</office:document-meta>
</file>